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d8e6" draw:textarea-horizontal-align="justify" draw:textarea-vertical-align="middle" draw:auto-grow-height="false" fo:min-height="0.932cm" fo:min-width="5.381cm"/>
      <style:paragraph-properties style:writing-mode="lr-tb"/>
    </style:style>
    <style:style style:name="gr2" style:family="graphic" style:parent-style-name="standard">
      <style:graphic-properties svg:stroke-color="#778899" draw:fill-color="#dcdcdc" draw:textarea-horizontal-align="justify" draw:textarea-vertical-align="middle" draw:auto-grow-height="false" fo:min-height="0.932cm" fo:min-width="5.381cm"/>
      <style:paragraph-properties style:writing-mode="lr-tb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932cm" fo:min-width="5.381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5.088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4.961cm"/>
      <style:paragraph-properties style:writing-mode="lr-tb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932cm" fo:min-width="2.206cm"/>
      <style:paragraph-properties style:writing-mode="lr-tb"/>
    </style:style>
    <style:style style:name="gr7" style:family="graphic" style:parent-style-name="standard">
      <style:graphic-properties svg:stroke-color="#000000" draw:fill-color="#adff2f" draw:textarea-horizontal-align="justify" draw:textarea-vertical-align="middle" draw:auto-grow-height="false" fo:min-height="0.932cm" fo:min-width="12.1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svg:stroke-color="#000000" draw:fill="solid" draw:textarea-vertical-align="middl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dd8e6"/>
      <style:paragraph-properties fo:text-align="center"/>
    </style:style>
    <style:style style:name="P3" style:family="paragraph">
      <loext:graphic-properties draw:fill-color="#dcdcdc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dff2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223cm" svg:height="1.524cm" svg:x="2.143cm" svg:y="5.826cm">
          <text:p text:style-name="P1">LSTM (256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6.223cm" svg:height="1.524cm" svg:x="2.143cm" svg:y="7.593cm">
          <text:p text:style-name="P1">LSTM (256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6.223cm" svg:height="1.524cm" svg:x="2.143cm" svg:y="9.382cm">
          <text:p text:style-name="P1">LSTM (256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6.223cm" svg:height="1.524cm" svg:x="2.143cm" svg:y="11.126cm">
          <text:p text:style-name="P1">Flatten(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6.223cm" svg:height="1.524cm" svg:x="8.743cm" svg:y="5.826cm">
          <text:p text:style-name="P1">LSTM (256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6.223cm" svg:height="1.524cm" svg:x="8.743cm" svg:y="7.593cm">
          <text:p text:style-name="P1">LSTM (256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6.223cm" svg:height="1.524cm" svg:x="8.743cm" svg:y="9.361cm">
          <text:p text:style-name="P1">LSTM (256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1" draw:id="id11" draw:layer="layout" svg:width="6.223cm" svg:height="1.524cm" svg:x="8.743cm" svg:y="11.126cm">
          <text:p text:style-name="P1">Dense(64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0" draw:id="id20" draw:layer="layout" svg:width="5.588cm" svg:height="1.016cm" svg:x="2.46cm" svg:y="4.556cm">
          <text:p text:style-name="P1"><text:span text:style-name="T1">pyAudioAnalysis HSF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1" draw:id="id21" draw:layer="layout" svg:width="5.461cm" svg:height="1.016cm" svg:x="9.124cm" svg:y="4.556cm">
          <text:p text:style-name="P1">WE + GloVe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6.223cm" svg:height="1.524cm" svg:x="5.509cm" svg:y="14.919cm">
          <text:p text:style-name="P1">Dense(64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4" draw:id="id14" draw:layer="layout" svg:width="3.048cm" svg:height="1.524cm" svg:x="2.454cm" svg:y="18.602cm">
          <text:p text:style-name="P1">Dense(1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5" draw:id="id15" draw:layer="layout" svg:width="3.048cm" svg:height="1.524cm" svg:x="7.096cm" svg:y="18.602cm">
          <text:p text:style-name="P1">Dense(1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6" draw:id="id16" draw:layer="layout" svg:width="3.048cm" svg:height="1.524cm" svg:x="11.354cm" svg:y="18.602cm">
          <text:p text:style-name="P1">Dense(1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3" draw:id="id13" draw:layer="layout" svg:width="6.223cm" svg:height="1.524cm" svg:x="5.509cm" svg:y="16.719cm">
          <text:p text:style-name="P1">Dense(32)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12.954cm" svg:height="1.524cm" svg:x="2.143cm" svg:y="13.192cm">
          <text:p text:style-name="P1">Concate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8287.26020659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xml:id="id17" draw:id="id17" draw:layer="layout" svg:width="1.016cm" svg:height="0.962cm" svg:x="3.47cm" svg:y="21.093cm">
          <draw:text-box>
            <text:p>V</text:p>
          </draw:text-box>
        </draw:frame>
        <draw:frame draw:style-name="gr8" draw:text-style-name="P8" xml:id="id18" draw:id="id18" draw:layer="layout" svg:width="1.016cm" svg:height="0.962cm" svg:x="8.112cm" svg:y="21.093cm">
          <draw:text-box>
            <text:p>A</text:p>
          </draw:text-box>
        </draw:frame>
        <draw:frame draw:style-name="gr8" draw:text-style-name="P8" xml:id="id19" draw:id="id19" draw:layer="layout" svg:width="1.016cm" svg:height="0.962cm" svg:x="12.37cm" svg:y="21.093cm">
          <draw:text-box>
            <text:p>D</text:p>
          </draw:text-box>
        </draw:frame>
        <draw:connector draw:style-name="gr9" draw:text-style-name="P1" draw:layer="layout" svg:x1="5.254cm" svg:y1="7.35cm" svg:x2="5.254cm" svg:y2="7.593cm" draw:start-shape="id1" draw:start-glue-point="2" draw:end-shape="id2" draw:end-glue-point="0" svg:d="M5254 7350v243" svg:viewBox="0 0 1 244">
          <text:p/>
        </draw:connector>
        <draw:connector draw:style-name="gr10" draw:text-style-name="P1" xml:id="id4" draw:id="id4" draw:layer="layout" svg:x1="5.254cm" svg:y1="9.382cm" svg:x2="5.254cm" svg:y2="9.382cm" draw:start-shape="id3" draw:start-glue-point="0" draw:end-shape="id3" draw:end-glue-point="0" svg:d="M5254 9382z" svg:viewBox="0 0 1 1">
          <text:p/>
        </draw:connector>
        <draw:connector draw:style-name="gr10" draw:text-style-name="P1" xml:id="id5" draw:id="id5" draw:layer="layout" svg:x1="5.254cm" svg:y1="9.382cm" svg:x2="5.254cm" svg:y2="9.382cm" draw:start-shape="id4" draw:start-glue-point="0" draw:end-shape="id4" draw:end-glue-point="0" svg:d="M5254 9382z" svg:viewBox="0 0 1 1">
          <text:p/>
        </draw:connector>
        <draw:connector draw:style-name="gr11" draw:text-style-name="P9" draw:layer="layout" draw:type="line" svg:x1="5.254cm" svg:y1="9.117cm" svg:x2="5.254cm" svg:y2="9.382cm" draw:start-shape="id2" draw:start-glue-point="2" draw:end-shape="id5" draw:end-glue-point="0" svg:d="M5254 9117v265" svg:viewBox="0 0 1 266">
          <text:p/>
        </draw:connector>
        <draw:connector draw:style-name="gr11" draw:text-style-name="P9" draw:layer="layout" draw:type="line" svg:x1="5.254cm" svg:y1="10.906cm" svg:x2="5.254cm" svg:y2="11.126cm" draw:start-shape="id3" draw:start-glue-point="2" draw:end-shape="id6" draw:end-glue-point="0" svg:d="M5254 10906v220" svg:viewBox="0 0 1 221">
          <text:p/>
        </draw:connector>
        <draw:connector draw:style-name="gr11" draw:text-style-name="P9" draw:layer="layout" draw:type="line" svg:x1="5.254cm" svg:y1="12.65cm" svg:x2="8.62cm" svg:y2="13.192cm" draw:start-shape="id6" draw:start-glue-point="2" draw:end-shape="id7" draw:end-glue-point="0" svg:d="M5254 12650l3366 542" svg:viewBox="0 0 3367 543">
          <text:p/>
        </draw:connector>
        <draw:connector draw:style-name="gr11" draw:text-style-name="P9" draw:layer="layout" draw:type="line" svg:x1="11.854cm" svg:y1="7.35cm" svg:x2="11.854cm" svg:y2="7.593cm" draw:start-shape="id8" draw:start-glue-point="2" draw:end-shape="id9" draw:end-glue-point="0" svg:d="M11854 7350v243" svg:viewBox="0 0 1 244">
          <text:p/>
        </draw:connector>
        <draw:connector draw:style-name="gr11" draw:text-style-name="P9" draw:layer="layout" draw:type="line" svg:x1="11.854cm" svg:y1="9.117cm" svg:x2="11.854cm" svg:y2="9.361cm" draw:start-shape="id9" draw:start-glue-point="2" draw:end-shape="id10" draw:end-glue-point="0" svg:d="M11854 9117v244" svg:viewBox="0 0 1 245">
          <text:p/>
        </draw:connector>
        <draw:connector draw:style-name="gr11" draw:text-style-name="P9" draw:layer="layout" draw:type="line" svg:x1="11.854cm" svg:y1="10.885cm" svg:x2="11.854cm" svg:y2="11.126cm" draw:start-shape="id10" draw:start-glue-point="2" draw:end-shape="id11" draw:end-glue-point="0" svg:d="M11854 10885v241" svg:viewBox="0 0 1 242">
          <text:p/>
        </draw:connector>
        <draw:connector draw:style-name="gr11" draw:text-style-name="P9" draw:layer="layout" draw:type="line" svg:x1="11.854cm" svg:y1="12.65cm" svg:x2="8.62cm" svg:y2="13.192cm" draw:start-shape="id11" draw:start-glue-point="2" draw:end-shape="id7" draw:end-glue-point="0" svg:d="M11854 12650l-3234 542" svg:viewBox="0 0 3235 543">
          <text:p/>
        </draw:connector>
        <draw:connector draw:style-name="gr11" draw:text-style-name="P9" draw:layer="layout" draw:type="line" svg:x1="8.62cm" svg:y1="14.716cm" svg:x2="8.62cm" svg:y2="14.919cm" draw:start-shape="id7" draw:start-glue-point="2" draw:end-shape="id12" draw:end-glue-point="0" svg:d="M8620 14716v203" svg:viewBox="0 0 1 204">
          <text:p/>
        </draw:connector>
        <draw:connector draw:style-name="gr11" draw:text-style-name="P9" draw:layer="layout" draw:type="line" svg:x1="8.62cm" svg:y1="16.443cm" svg:x2="8.62cm" svg:y2="16.719cm" draw:start-shape="id12" draw:start-glue-point="2" draw:end-shape="id13" draw:end-glue-point="0" svg:d="M8620 16443v276" svg:viewBox="0 0 1 277">
          <text:p/>
        </draw:connector>
        <draw:connector draw:style-name="gr11" draw:text-style-name="P9" draw:layer="layout" draw:type="line" svg:x1="8.62cm" svg:y1="18.243cm" svg:x2="3.978cm" svg:y2="18.602cm" draw:start-shape="id13" draw:start-glue-point="2" draw:end-shape="id14" draw:end-glue-point="0" svg:d="M8620 18243l-4642 359" svg:viewBox="0 0 4643 360">
          <text:p/>
        </draw:connector>
        <draw:connector draw:style-name="gr12" draw:text-style-name="P9" draw:layer="layout" draw:type="line" svg:x1="8.62cm" svg:y1="18.243cm" svg:x2="8.62cm" svg:y2="18.602cm" draw:start-shape="id13" draw:start-glue-point="2" draw:end-shape="id15" draw:end-glue-point="0" svg:d="M8620 18243v359" svg:viewBox="0 0 1 360">
          <text:p/>
        </draw:connector>
        <draw:connector draw:style-name="gr11" draw:text-style-name="P9" draw:layer="layout" draw:type="line" svg:x1="8.62cm" svg:y1="18.243cm" svg:x2="12.878cm" svg:y2="18.602cm" draw:start-shape="id13" draw:start-glue-point="2" draw:end-shape="id16" draw:end-glue-point="0" svg:d="M8620 18243l4258 359" svg:viewBox="0 0 4259 360">
          <text:p/>
        </draw:connector>
        <draw:connector draw:style-name="gr13" draw:text-style-name="P9" draw:layer="layout" draw:type="line" svg:x1="3.978cm" svg:y1="20.126cm" svg:x2="3.978cm" svg:y2="21.093cm" draw:start-shape="id14" draw:start-glue-point="2" draw:end-shape="id17" svg:d="M3978 20126v967" svg:viewBox="0 0 1 968">
          <text:p/>
        </draw:connector>
        <draw:connector draw:style-name="gr13" draw:text-style-name="P9" draw:layer="layout" draw:type="line" svg:x1="8.62cm" svg:y1="20.126cm" svg:x2="8.62cm" svg:y2="21.093cm" draw:start-shape="id15" draw:start-glue-point="2" draw:end-shape="id18" svg:d="M8620 20126v967" svg:viewBox="0 0 1 968">
          <text:p/>
        </draw:connector>
        <draw:connector draw:style-name="gr13" draw:text-style-name="P9" draw:layer="layout" draw:type="line" svg:x1="12.878cm" svg:y1="20.126cm" svg:x2="12.878cm" svg:y2="21.093cm" draw:start-shape="id16" draw:start-glue-point="2" draw:end-shape="id19" draw:end-glue-point="0" svg:d="M12878 20126v967" svg:viewBox="0 0 1 968">
          <text:p/>
        </draw:connector>
        <draw:connector draw:style-name="gr9" draw:text-style-name="P1" draw:layer="layout" svg:x1="5.254cm" svg:y1="5.572cm" svg:x2="5.254cm" svg:y2="5.826cm" draw:start-shape="id20" draw:start-glue-point="2" draw:end-shape="id1" draw:end-glue-point="0" svg:d="M5254 5572v254" svg:viewBox="0 0 1 255">
          <text:p/>
        </draw:connector>
        <draw:connector draw:style-name="gr9" draw:text-style-name="P1" draw:layer="layout" svg:x1="11.854cm" svg:y1="5.572cm" svg:x2="11.854cm" svg:y2="5.826cm" draw:start-shape="id21" draw:start-glue-point="2" draw:end-shape="id8" draw:end-glue-point="0" svg:d="M11854 5572v254" svg:viewBox="0 0 1 2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Bagus Tris Atmaja</meta:initial-creator>
    <meta:creation-date>2020-01-15T19:05:46.525515605</meta:creation-date>
    <dc:date>2020-04-28T11:04:24.845771025</dc:date>
    <dc:creator>Bagus Tris Atmaja</dc:creator>
    <meta:editing-duration>PT23H47M53S</meta:editing-duration>
    <meta:editing-cycles>5</meta:editing-cycles>
    <meta:generator>LibreOffice/6.3.5.2$Linux_X86_64 LibreOffice_project/dd0751754f11728f69b42ee2af66670068624673</meta:generator>
    <meta:document-statistic meta:object-count="39"/>
  </office:meta>
</office:document-meta>
</file>